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SpringJupiterTests.test( @ Autowired ApplicationContext context , @ Autowired MessageService messageService , @ Value ( "${test.engine}" ) String test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Tests.test( @ Autowired ApplicationContext context , @ Autowired MessageService messageService , @ Value ( "${test.engine}" ) String testEngine , @ Value ( "${foo}" ) String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